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orphans="0" fo:widows="0"/>
    </style:style>
    <style:style style:name="T1" style:family="text">
      <style:text-properties officeooo:rsid="00209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Can you please explain size issues in category theory, paradoxes such as Burali-Forti, Russell, impredicativity, the infinity-categorical versions of the Yoneda lemma, the co-Yoneda lemma and Lawvere's fixed-point theorem, and similar fundamental principles of category theory? <text:span text:style-name="T1">I have installed Agda, Coq and Lean, please help me formalize these things by providing instructions on how to use these tools on Windows and taking me on a walkthrough.</text:span></text:p>
          </table:table-cell>
        </table:table-row>
        <table:table-row>
          <table:table-cell table:style-name="Table1.A2" office:value-type="string">
            <text:p text:style-name="P1">What I mean is, am I right that infinity-Cartesian closed categories have their own version of Lawvere's fixed-point theorem? Can you tell me exactly what it says, and to which level Lawvere's theorem extends, and how to formalize it?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 I mean is, let's formalize this in Agda, Coq, Isabelle/HOL and Lean, I have the installations ready on Windows, also, am I right that the theorems in the paper https://ar5iv.labs.arxiv.org/html/2110.00239 can be extended to higher-categorical contexts, and if so how?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8:25:40.611060800</meta:creation-date>
    <meta:editing-duration>PT28S</meta:editing-duration>
    <meta:editing-cycles>2</meta:editing-cycles>
    <meta:generator>LibreOffice/25.8.2.2$Windows_X86_64 LibreOffice_project/d401f2107ccab8f924a8e2df40f573aab7605b6f</meta:generator>
    <dc:date>2025-10-20T18:25:53.213073200</dc:date>
    <meta:document-statistic meta:table-count="1" meta:image-count="0" meta:object-count="0" meta:page-count="1" meta:paragraph-count="3" meta:word-count="146" meta:character-count="953" meta:non-whitespace-character-count="810"/>
  </office:meta>
</office:document-meta>
</file>